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43a4" officeooo:paragraph-rsid="001b4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fadsgdvadsf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39:59.838225434</meta:creation-date>
    <dc:date>2019-11-12T00:40:24.929284008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6.0.7.3$Linux_X86_64 LibreOffice_project/00m0$Build-3</meta:generator>
  </office:meta>
</office:document-meta>
</file>